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52cm" fo:min-width="0.72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01cm" fo:min-width="0.45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9cm" fo:min-width="0.286cm"/>
    </style:style>
    <style:style style:name="gr5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horizontal-align="justify" draw:textarea-vertical-align="middle" draw:auto-grow-height="false" fo:min-height="0.69cm" fo:min-width="0.28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1.8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3cm" fo:min-width="0.4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2cm" fo:min-width="0.4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383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draw:fill="none" fo:min-height="1.081cm"/>
      <style:paragraph-properties style:writing-mode="lr-tb"/>
    </style:style>
    <style:style style:name="gr15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2cm" fo:min-width="0.2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.21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cm" fo:min-width="0.46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5cm" fo:min-width="0.323cm"/>
      <style:paragraph-properties style:writing-mode="lr-tb"/>
    </style:style>
    <style:style style:name="gr2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1pt" fo:language="en" fo:country="GB" style:font-size-asian="18pt" style:font-size-complex="18pt"/>
    </style:style>
    <style:style style:name="P2" style:family="paragraph">
      <style:paragraph-properties fo:text-align="center" style:writing-mode="lr-tb"/>
      <style:text-properties fo:font-size="11pt" fo:language="en" fo:country="GB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1pt" fo:language="en" fo:country="GB" style:font-size-asian="18pt" style:font-size-complex="18pt"/>
    </style:style>
    <style:style style:name="P4" style:family="paragraph">
      <loext:graphic-properties draw:fill="none" draw:fill-color="#ffffff"/>
      <style:paragraph-properties style:writing-mode="lr-tb"/>
      <style:text-properties fo:font-size="11pt" fo:language="en" fo:country="GB" style:font-size-asian="18pt" style:font-size-complex="18pt"/>
    </style:style>
    <style:style style:name="P5" style:family="paragraph"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font-size="11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1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1pt" fo:language="en" fo:country="GB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style:text-position="-33% 58%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22cm" svg:height="0.402cm" svg:x="3.189cm" svg:y="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222cm" svg:height="0.402cm" svg:x="6.691cm" svg:y="1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222cm" svg:height="0.402cm" svg:x="3.189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222cm" svg:height="0.402cm" svg:x="6.764cm" svg:y="4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1.222cm" svg:height="0.402cm" draw:transform="rotate (1.5707963267949) translate (5.427cm 3.387cm)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189cm" svg:y1="1.387cm" svg:x2="1.983cm" svg:y2="2.165cm" draw:start-shape="id1" draw:start-glue-point="3" draw:end-shape="id2" draw:end-glue-point="4" svg:d="M3189 1387h-1206v778" svg:viewBox="0 0 1207 779">
          <text:p/>
        </draw:connector>
        <draw:connector draw:style-name="gr2" draw:text-style-name="P1" draw:layer="layout" svg:x1="1.983cm" svg:y1="3.51cm" svg:x2="3.189cm" svg:y2="4.233cm" draw:start-shape="id2" draw:start-glue-point="8" draw:end-shape="id3" draw:end-glue-point="3" svg:d="M1983 3510v723h1206" svg:viewBox="0 0 1207 724">
          <text:p/>
        </draw:connector>
        <draw:connector draw:style-name="gr2" draw:text-style-name="P1" draw:layer="layout" svg:x1="8.886cm" svg:y1="6.297cm" svg:x2="5.622cm" svg:y2="6.689cm" draw:end-shape="id4" draw:end-glue-point="6" svg:d="M8886 6297v894h-3264v-502" svg:viewBox="0 0 3265 895">
          <text:p/>
        </draw:connector>
        <draw:connector draw:style-name="gr2" draw:text-style-name="P1" draw:layer="layout" svg:x1="4.411cm" svg:y1="4.233cm" svg:x2="6.764cm" svg:y2="4.233cm" draw:start-shape="id3" draw:start-glue-point="1" draw:end-shape="id5" draw:end-glue-point="3" svg:d="M4411 4233h2353" svg:viewBox="0 0 2354 1">
          <text:p/>
        </draw:connector>
        <draw:connector draw:style-name="gr2" draw:text-style-name="P1" draw:layer="layout" svg:x1="5.628cm" svg:y1="3.387cm" svg:x2="6.764cm" svg:y2="4.233cm" draw:start-shape="id6" draw:start-glue-point="3" draw:end-shape="id5" draw:end-glue-point="3" svg:d="M5628 3387v846h1136" svg:viewBox="0 0 1137 847">
          <text:p/>
        </draw:connector>
        <draw:connector draw:style-name="gr2" draw:text-style-name="P1" draw:layer="layout" svg:x1="6.691cm" svg:y1="1.387cm" svg:x2="5.628cm" svg:y2="2.165cm" draw:start-shape="id7" draw:start-glue-point="3" draw:end-shape="id6" draw:end-glue-point="1" svg:d="M6691 1387h-1063v778" svg:viewBox="0 0 1064 779">
          <text:p/>
        </draw:connector>
        <draw:custom-shape draw:style-name="gr3" draw:text-style-name="P2" xml:id="id2" draw:id="id2" draw:layer="layout" svg:width="1.343cm" svg:height="1.345cm" svg:x="1.311cm" svg:y="2.165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" draw:id="id9">
          <draw:custom-shape draw:style-name="gr4" draw:text-style-name="P1" draw:layer="layout" svg:width="1.571cm" svg:height="1.878cm" svg:x="8.151cm" svg:y="1.8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5" draw:text-style-name="P3" draw:layer="layout" svg:x1="8.935cm" svg:y1="2.41cm" svg:x2="8.935cm" svg:y2="3.333cm">
            <text:p/>
          </draw:line>
        </draw:g>
        <draw:custom-shape draw:style-name="gr6" draw:text-style-name="P2" xml:id="id4" draw:id="id4" draw:layer="layout" svg:width="1.571cm" svg:height="1.878cm" svg:x="4.836cm" svg:y="4.81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4" draw:layer="layout" svg:width="2.348cm" svg:height="0.812cm" svg:x="5.873cm" svg:y="6.063cm">
          <draw:text-box>
            <text:p><text:span text:style-name="T2">V</text:span><text:span text:style-name="T3">d</text:span><text:span text:style-name="T2"> </text:span><text:span text:style-name="T2">= </text:span><text:span text:style-name="T2">K</text:span><text:span text:style-name="T3">d</text:span><text:span text:style-name="T2"> </text:span><text:span text:style-name="T2">I</text:span><text:span text:style-name="T3">d</text:span><text:span text:style-name="T1"> </text:span></text:p>
          </draw:text-box>
        </draw:frame>
        <draw:connector draw:style-name="gr2" draw:text-style-name="P5" draw:layer="layout" svg:x1="4.411cm" svg:y1="4.233cm" svg:x2="5.622cm" svg:y2="4.811cm" draw:start-shape="id3" draw:start-glue-point="1" draw:end-shape="id4" draw:end-glue-point="4" svg:d="M4411 4233h1211v578" svg:viewBox="0 0 1212 579">
          <text:p/>
        </draw:connector>
        <draw:connector draw:style-name="gr2" draw:text-style-name="P5" draw:layer="layout" svg:x1="4.411cm" svg:y1="1.387cm" svg:x2="5.628cm" svg:y2="2.165cm" draw:start-shape="id1" draw:start-glue-point="1" draw:end-shape="id6" draw:end-glue-point="1" svg:d="M4411 1387h1217v778" svg:viewBox="0 0 1218 779">
          <text:p/>
        </draw:connector>
        <draw:connector draw:style-name="gr2" draw:text-style-name="P5" draw:layer="layout" draw:line-skew="0.044cm" svg:x1="7.986cm" svg:y1="4.233cm" svg:x2="8.813cm" svg:y2="4.254cm" draw:start-shape="id5" draw:start-glue-point="1" draw:end-shape="id8" draw:end-glue-point="6" svg:d="M7986 4233h457v21h370" svg:viewBox="0 0 828 22">
          <text:p/>
        </draw:connector>
        <draw:connector draw:style-name="gr2" draw:text-style-name="P5" draw:layer="layout" svg:x1="7.913cm" svg:y1="1.387cm" svg:x2="8.936cm" svg:y2="1.865cm" draw:start-shape="id7" draw:start-glue-point="1" draw:end-shape="id9" draw:end-glue-point="0" svg:d="M7913 1387h1023v478" svg:viewBox="0 0 1024 479">
          <text:p/>
        </draw:connector>
        <draw:connector draw:style-name="gr2" draw:text-style-name="P5" draw:layer="layout" svg:x1="8.936cm" svg:y1="3.743cm" svg:x2="8.86cm" svg:y2="4.873cm" draw:start-shape="id9" draw:start-glue-point="2" draw:end-shape="id10" draw:end-glue-point="0" svg:d="M8936 3743v541h-76v589" svg:viewBox="0 0 77 1131">
          <text:p/>
        </draw:connector>
        <draw:custom-shape draw:style-name="gr1" draw:text-style-name="P1" xml:id="id11" draw:id="id11" draw:layer="layout" svg:width="1.222cm" svg:height="0.402cm" svg:x="3.188cm" svg:y="7.02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2" draw:id="id12" draw:layer="layout" svg:width="1.222cm" svg:height="0.402cm" draw:transform="rotate (1.5707963267949) translate (1.778cm 6.305cm)">
          <text:p/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4.41cm" svg:y1="7.224cm" svg:x2="5.622cm" svg:y2="6.689cm" draw:start-shape="id11" draw:start-glue-point="1" draw:end-shape="id4" draw:end-glue-point="6" svg:d="M4410 7224h1212v-535" svg:viewBox="0 0 1213 536">
          <text:p/>
        </draw:connector>
        <draw:connector draw:style-name="gr2" draw:text-style-name="P5" draw:layer="layout" svg:x1="1.979cm" svg:y1="5.083cm" svg:x2="3.189cm" svg:y2="4.233cm" draw:start-shape="id12" draw:start-glue-point="1" draw:end-shape="id3" draw:end-glue-point="3" svg:d="M1979 5083v-850h1210" svg:viewBox="0 0 1211 851">
          <text:p/>
        </draw:connector>
        <draw:connector draw:style-name="gr2" draw:text-style-name="P5" draw:layer="layout" svg:x1="1.979cm" svg:y1="6.305cm" svg:x2="3.188cm" svg:y2="7.224cm" draw:start-shape="id12" draw:start-glue-point="3" draw:end-shape="id11" draw:end-glue-point="3" svg:d="M1979 6305v919h1209" svg:viewBox="0 0 1210 920">
          <text:p/>
        </draw:connector>
        <draw:frame draw:style-name="gr8" draw:text-style-name="P6" draw:layer="layout" svg:width="0.904cm" svg:height="0.813cm" svg:x="3.457cm" svg:y="1.588cm">
          <draw:text-box>
            <text:p><text:span text:style-name="T4">R</text:span><text:span text:style-name="T5">1</text:span></text:p>
          </draw:text-box>
        </draw:frame>
        <draw:frame draw:style-name="gr8" draw:text-style-name="P6" draw:layer="layout" svg:width="0.904cm" svg:height="0.813cm" svg:x="3.44cm" svg:y="7.425cm">
          <draw:text-box>
            <text:p><text:span text:style-name="T4">R</text:span><text:span text:style-name="T5">7</text:span></text:p>
          </draw:text-box>
        </draw:frame>
        <draw:frame draw:style-name="gr9" draw:text-style-name="P6" draw:layer="layout" svg:width="0.904cm" svg:height="0.812cm" svg:x="6.993cm" svg:y="4.434cm">
          <draw:text-box>
            <text:p><text:span text:style-name="T4">R</text:span><text:span text:style-name="T5">5</text:span></text:p>
          </draw:text-box>
        </draw:frame>
        <draw:frame draw:style-name="gr10" draw:text-style-name="P6" draw:layer="layout" svg:width="0.848cm" svg:height="1.208cm" svg:x="3.406cm" svg:y="4.434cm">
          <draw:text-box>
            <text:p><text:span text:style-name="T4">R</text:span><text:span text:style-name="T5">4</text:span></text:p>
          </draw:text-box>
        </draw:frame>
        <draw:frame draw:style-name="gr8" draw:text-style-name="P6" draw:layer="layout" svg:width="0.904cm" svg:height="0.813cm" svg:x="5.712cm" svg:y="2.477cm">
          <draw:text-box>
            <text:p><text:span text:style-name="T4">R</text:span><text:span text:style-name="T5">3</text:span></text:p>
          </draw:text-box>
        </draw:frame>
        <draw:frame draw:style-name="gr8" draw:text-style-name="P6" draw:layer="layout" svg:width="0.904cm" svg:height="0.813cm" svg:x="6.925cm" svg:y="1.588cm">
          <draw:text-box>
            <text:p><text:span text:style-name="T4">R</text:span><text:span text:style-name="T5">2</text:span></text:p>
          </draw:text-box>
        </draw:frame>
        <draw:frame draw:style-name="gr8" draw:text-style-name="P6" draw:layer="layout" svg:width="0.904cm" svg:height="0.813cm" svg:x="0.93cm" svg:y="5.261cm">
          <draw:text-box>
            <text:p><text:span text:style-name="T4">R</text:span><text:span text:style-name="T5">6</text:span></text:p>
          </draw:text-box>
        </draw:frame>
        <draw:custom-shape draw:style-name="gr11" draw:text-style-name="P5" draw:layer="layout" svg:width="0.17cm" svg:height="0.188cm" svg:x="5.53cm" svg:y="4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8" draw:id="id8" draw:layer="layout" svg:width="0.171cm" svg:height="0.188cm" svg:x="8.813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71cm" svg:height="0.188cm" svg:x="5.53cm" svg:y="7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171cm" svg:height="0.188cm" svg:x="5.53cm" svg:y="1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xml:id="id13" draw:id="id13" draw:layer="layout" svg:width="0.17cm" svg:height="0.188cm" svg:x="1.883cm" svg:y="4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6" draw:layer="layout" svg:width="0.883cm" svg:height="1.85cm" svg:x="4.673cm" svg:y="1.89cm">
          <draw:text-box>
            <text:p><text:span text:style-name="T4">+</text:span></text:p>
            <text:p><text:span text:style-name="T4">V</text:span><text:span text:style-name="T5">b</text:span></text:p>
            <text:p><text:span text:style-name="T4">-</text:span></text:p>
          </draw:text-box>
        </draw:frame>
        <draw:line draw:style-name="gr13" draw:text-style-name="P7" draw:layer="layout" svg:x1="2.449cm" svg:y1="5.234cm" svg:x2="2.449cm" svg:y2="6.46cm">
          <text:p/>
        </draw:line>
        <draw:frame draw:style-name="gr14" draw:text-style-name="P8" draw:layer="layout" svg:width="1.34cm" svg:height="1.331cm" svg:x="2.557cm" svg:y="5.265cm">
          <draw:text-box>
            <text:p><text:span text:style-name="T2">I</text:span><text:span text:style-name="T3">d</text:span></text:p>
          </draw:text-box>
        </draw:frame>
        <draw:g xml:id="id14" draw:id="id14">
          <draw:line draw:style-name="gr15" draw:text-style-name="P9" draw:layer="layout" svg:x1="1.402cm" svg:y1="4.733cm" svg:x2="0.508cm" svg:y2="4.741cm">
            <text:p/>
          </draw:line>
          <draw:line draw:style-name="gr15" draw:text-style-name="P9" draw:layer="layout" svg:x1="1.403cm" svg:y1="4.729cm" svg:x2="0.509cm" svg:y2="4.737cm">
            <text:p/>
          </draw:line>
          <draw:line draw:style-name="gr15" draw:text-style-name="P9" draw:layer="layout" svg:x1="0.752cm" svg:y1="4.913cm" svg:x2="1.196cm" svg:y2="4.913cm">
            <text:p/>
          </draw:line>
          <draw:line draw:style-name="gr15" draw:text-style-name="P9" draw:layer="layout" svg:x1="0.872cm" svg:y1="5.067cm" svg:x2="1.086cm" svg:y2="5.067cm">
            <text:p/>
          </draw:line>
          <draw:line draw:style-name="gr15" draw:text-style-name="P9" draw:layer="layout" svg:x1="0.967cm" svg:y1="4.723cm" svg:x2="0.971cm" svg:y2="4.326cm">
            <text:p/>
          </draw:line>
        </draw:g>
        <draw:connector draw:style-name="gr16" draw:text-style-name="P10" draw:layer="layout" svg:x1="1.883cm" svg:y1="4.254cm" svg:x2="0.955cm" svg:y2="4.326cm" draw:start-shape="id13" draw:start-glue-point="6" draw:end-shape="id14" draw:end-glue-point="0" svg:d="M1883 4254h-928v72" svg:viewBox="0 0 929 73">
          <text:p/>
        </draw:connector>
        <draw:frame draw:style-name="gr17" draw:text-style-name="P6" draw:layer="layout" svg:width="0.718cm" svg:height="0.702cm" svg:x="1.761cm" svg:y="0.685cm">
          <draw:text-box>
            <text:p><text:span text:style-name="T4">1</text:span></text:p>
          </draw:text-box>
        </draw:frame>
        <draw:frame draw:style-name="gr17" draw:text-style-name="P6" draw:layer="layout" svg:width="0.718cm" svg:height="0.702cm" svg:x="5.263cm" svg:y="0.685cm">
          <draw:text-box>
            <text:p><text:span text:style-name="T4">2</text:span></text:p>
          </draw:text-box>
        </draw:frame>
        <draw:frame draw:style-name="gr17" draw:text-style-name="P6" draw:layer="layout" svg:width="0.718cm" svg:height="0.702cm" svg:x="8.546cm" svg:y="0.685cm">
          <draw:text-box>
            <text:p><text:span text:style-name="T4">3</text:span></text:p>
          </draw:text-box>
        </draw:frame>
        <draw:frame draw:style-name="gr17" draw:text-style-name="P6" draw:layer="layout" svg:width="0.718cm" svg:height="0.702cm" svg:x="5.628cm" svg:y="3.603cm">
          <draw:text-box>
            <text:p><text:span text:style-name="T4">5</text:span></text:p>
          </draw:text-box>
        </draw:frame>
        <draw:custom-shape draw:style-name="gr11" draw:text-style-name="P5" draw:layer="layout" svg:width="0.171cm" svg:height="0.188cm" svg:x="5.53cm" svg:y="7.8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6" draw:layer="layout" svg:width="0.718cm" svg:height="0.701cm" svg:x="1.761cm" svg:y="7.253cm">
          <draw:text-box>
            <text:p><text:span text:style-name="T4">7</text:span></text:p>
          </draw:text-box>
        </draw:frame>
        <draw:frame draw:style-name="gr18" draw:text-style-name="P6" draw:layer="layout" svg:width="0.718cm" svg:height="0.701cm" svg:x="5.263cm" svg:y="7.253cm">
          <draw:text-box>
            <text:p><text:span text:style-name="T4">8</text:span></text:p>
          </draw:text-box>
        </draw:frame>
        <draw:frame draw:style-name="gr17" draw:text-style-name="P6" draw:layer="layout" svg:width="0.718cm" svg:height="0.702cm" svg:x="8.996cm" svg:y="3.907cm">
          <draw:text-box>
            <text:p><text:span text:style-name="T4">6</text:span></text:p>
          </draw:text-box>
        </draw:frame>
        <draw:frame draw:style-name="gr19" draw:text-style-name="P6" draw:layer="layout" svg:width="0.961cm" svg:height="1.85cm" svg:x="9.7cm" svg:y="4.8cm">
          <draw:text-box>
            <text:p><text:span text:style-name="T4">+</text:span></text:p>
            <text:p><text:span text:style-name="T4">V</text:span><text:span text:style-name="T5">c</text:span></text:p>
            <text:p><text:span text:style-name="T4">-</text:span></text:p>
          </draw:text-box>
        </draw:frame>
        <draw:line draw:style-name="gr13" draw:text-style-name="P9" draw:layer="layout" svg:x1="3.283cm" svg:y1="6.758cm" svg:x2="4.535cm" svg:y2="6.768cm">
          <text:p/>
        </draw:line>
        <draw:frame draw:style-name="gr20" draw:text-style-name="P11" draw:layer="layout" svg:width="2.627cm" svg:height="1.673cm" svg:x="2.713cm" svg:y="6.211cm">
          <draw:text-box>
            <text:p><text:span text:style-name="T4">+ <text:s text:c="12"/>-</text:span> <text:s text:c="3"/></text:p>
          </draw:text-box>
        </draw:frame>
        <draw:line draw:style-name="gr13" draw:text-style-name="P9" draw:layer="layout" svg:x1="3.16cm" svg:y1="3.768cm" svg:x2="4.412cm" svg:y2="3.778cm">
          <text:p/>
        </draw:line>
        <draw:line draw:style-name="gr13" draw:text-style-name="P9" draw:layer="layout" svg:x1="3.202cm" svg:y1="0.939cm" svg:x2="4.454cm" svg:y2="0.949cm">
          <text:p/>
        </draw:line>
        <draw:line draw:style-name="gr13" draw:text-style-name="P9" draw:layer="layout" svg:x1="6.722cm" svg:y1="3.768cm" svg:x2="7.974cm" svg:y2="3.778cm">
          <text:p/>
        </draw:line>
        <draw:line draw:style-name="gr13" draw:text-style-name="P9" draw:layer="layout" svg:x1="6.702cm" svg:y1="0.959cm" svg:x2="7.954cm" svg:y2="0.969cm">
          <text:p/>
        </draw:line>
        <draw:frame draw:style-name="gr20" draw:text-style-name="P11" draw:layer="layout" svg:width="2.627cm" svg:height="1.673cm" svg:x="2.653cm" svg:y="0.391cm">
          <draw:text-box>
            <text:p><text:span text:style-name="T4">+</text:span><text:span text:style-name="T4"> <text:s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 text:c="2"/></text:span><text:span text:style-name="T4"><text:s/></text:span><text:span text:style-name="T4">-</text:span> <text:s/><text:s/><text:s/></text:p>
          </draw:text-box>
        </draw:frame>
        <draw:frame draw:style-name="gr20" draw:text-style-name="P11" draw:layer="layout" svg:width="2.627cm" svg:height="1.673cm" svg:x="6.174cm" svg:y="3.2cm">
          <draw:text-box>
            <text:p><text:span text:style-name="T4">+ 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-</text:span> <text:s text:c="2"/><text:s/></text:p>
          </draw:text-box>
        </draw:frame>
        <draw:frame draw:style-name="gr20" draw:text-style-name="P11" draw:layer="layout" svg:width="2.627cm" svg:height="1.673cm" svg:x="2.592cm" svg:y="3.199cm">
          <draw:text-box>
            <text:p><text:span text:style-name="T4">+ </text:span><text:span text:style-name="T4"><text:s text:c="3"/></text:span><text:span text:style-name="T4"><text:s text:c="3"/></text:span><text:span text:style-name="T4"><text:s text:c="3"/></text:span><text:span text:style-name="T4"><text:s text:c="3"/></text:span><text:span text:style-name="T4">-</text:span> <text:s text:c="2"/><text:s/></text:p>
          </draw:text-box>
        </draw:frame>
        <draw:frame draw:style-name="gr20" draw:text-style-name="P11" draw:layer="layout" svg:width="2.627cm" svg:height="1.673cm" svg:x="6.133cm" svg:y="0.391cm">
          <draw:text-box>
            <text:p><text:span text:style-name="T4">+ <text:s text:c="12"/>-</text:span> <text:s text:c="3"/></text:p>
          </draw:text-box>
        </draw:frame>
        <draw:frame draw:style-name="gr21" draw:text-style-name="P6" draw:layer="layout" svg:width="0.823cm" svg:height="2.165cm" svg:x="2.11cm" svg:y="4.72cm">
          <draw:text-box>
            <text:p><text:span text:style-name="T4">+</text:span></text:p>
            <text:p><text:span text:style-name="T5"/></text:p>
            <text:p><text:span text:style-name="T5"/></text:p>
            <text:p><text:span text:style-name="T4">-</text:span></text:p>
          </draw:text-box>
        </draw:frame>
        <draw:frame draw:style-name="gr7" draw:text-style-name="P4" draw:layer="layout" svg:width="2.348cm" svg:height="0.812cm" svg:x="0.764cm" svg:y="1.607cm">
          <draw:text-box>
            <text:p><text:span text:style-name="T2">V</text:span><text:span text:style-name="T3">s</text:span><text:span text:style-name="T1"> </text:span></text:p>
          </draw:text-box>
        </draw:frame>
        <draw:g xml:id="id10" draw:id="id10">
          <draw:line draw:style-name="gr22" draw:text-style-name="P9" draw:layer="layout" svg:x1="8.861cm" svg:y1="4.873cm" svg:x2="8.861cm" svg:y2="5.447cm">
            <text:p/>
          </draw:line>
          <draw:line draw:style-name="gr22" draw:text-style-name="P9" draw:layer="layout" svg:x1="8.1cm" svg:y1="5.452cm" svg:x2="9.62cm" svg:y2="5.452cm">
            <text:p/>
          </draw:line>
          <draw:line draw:style-name="gr22" draw:text-style-name="P9" draw:layer="layout" svg:x1="8.101cm" svg:y1="6.029cm" svg:x2="9.621cm" svg:y2="6.029cm">
            <text:p/>
          </draw:line>
          <draw:line draw:style-name="gr22" draw:text-style-name="P9" draw:layer="layout" svg:x1="8.861cm" svg:y1="6.026cm" svg:x2="8.861cm" svg:y2="6.6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4-01T21:59:02.332885667</dc:date>
    <meta:editing-duration>PT40M28S</meta:editing-duration>
    <meta:editing-cycles>15</meta:editing-cycles>
    <meta:generator>LibreOffice/6.4.6.2$Linux_X86_64 LibreOffice_project/40$Build-2</meta:generator>
    <meta:document-statistic meta:object-count="75"/>
  </office:meta>
</office:document-meta>
</file>